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officeooo:rsid="000b7895" officeooo:paragraph-rsid="0015273d"/>
    </style:style>
    <style:style style:name="P3" style:family="paragraph" style:parent-style-name="Text_20_body">
      <style:text-properties officeooo:rsid="000b7895" officeooo:paragraph-rsid="0016f2da"/>
    </style:style>
    <style:style style:name="P4" style:family="paragraph" style:parent-style-name="Text_20_body">
      <style:text-properties officeooo:rsid="000b7895" officeooo:paragraph-rsid="001ef64c"/>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0b7895" officeooo:paragraph-rsid="000b7895"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00b7895" officeooo:paragraph-rsid="0015e3f0" style:font-size-asian="12pt" style:font-style-asian="italic" style:font-weight-asian="normal" style:font-size-complex="12pt" style:font-style-complex="italic" style:font-weight-complex="normal"/>
    </style:style>
    <style:style style:name="P8"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size-complex="12pt" style:font-style-complex="italic"/>
    </style:style>
    <style:style style:name="P9" style:family="paragraph" style:parent-style-name="Text_20_body">
      <style:text-properties fo:font-variant="normal" fo:text-transform="none" fo:color="#000000" style:font-name="Liberation Serif" fo:font-size="12pt" fo:letter-spacing="normal" fo:font-style="italic" fo:font-weight="normal" officeooo:rsid="000b7895" officeooo:paragraph-rsid="0015273d" style:font-size-asian="12pt" style:font-style-asian="italic" style:font-size-complex="12pt" style:font-style-complex="italic"/>
    </style:style>
    <style:style style:name="P10" style:family="paragraph" style:parent-style-name="Text_20_body">
      <style:text-properties fo:font-variant="normal" fo:text-transform="none" fo:color="#000000" style:font-name="Liberation Serif" fo:font-size="12pt" fo:letter-spacing="normal" fo:font-style="italic" fo:font-weight="normal" officeooo:rsid="000cbdb8" officeooo:paragraph-rsid="000cbdb8" style:font-size-asian="12pt" style:font-style-asian="italic" style:font-size-complex="12pt" style:font-style-complex="italic"/>
    </style:style>
    <style:style style:name="P11" style:family="paragraph" style:parent-style-name="Text_20_body">
      <style:text-properties fo:font-variant="normal" fo:text-transform="none" fo:color="#000000" style:font-name="Liberation Serif" fo:font-size="12pt" fo:letter-spacing="normal" fo:font-style="italic" fo:font-weight="normal" officeooo:rsid="000cbdb8" officeooo:paragraph-rsid="0015273d" style:font-size-asian="12pt" style:font-style-asian="italic" style:font-size-complex="12pt" style:font-style-complex="italic"/>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officeooo:paragraph-rsid="000b7895"/>
    </style:style>
    <style:style style:name="P15" style:family="paragraph" style:parent-style-name="Text_20_body">
      <style:text-properties officeooo:rsid="000cbdb8" officeooo:paragraph-rsid="000cbdb8"/>
    </style:style>
    <style:style style:name="P16" style:family="paragraph" style:parent-style-name="Text_20_body">
      <style:text-properties officeooo:rsid="000cbdb8" officeooo:paragraph-rsid="0015273d"/>
    </style:style>
    <style:style style:name="P17" style:family="paragraph" style:parent-style-name="Text_20_body">
      <style:text-properties officeooo:paragraph-rsid="0011c299"/>
    </style:style>
    <style:style style:name="P18" style:family="paragraph" style:parent-style-name="Text_20_body">
      <style:text-properties officeooo:rsid="0011c299" officeooo:paragraph-rsid="0011c299"/>
    </style:style>
    <style:style style:name="P19" style:family="paragraph" style:parent-style-name="Text_20_body">
      <style:text-properties officeooo:rsid="0015273d" officeooo:paragraph-rsid="0015273d"/>
    </style:style>
    <style:style style:name="P20" style:family="paragraph" style:parent-style-name="Text_20_body">
      <style:text-properties officeooo:paragraph-rsid="0015273d"/>
    </style:style>
    <style:style style:name="P21" style:family="paragraph" style:parent-style-name="Text_20_body">
      <style:text-properties officeooo:rsid="00158961" officeooo:paragraph-rsid="00158961"/>
    </style:style>
    <style:style style:name="P22" style:family="paragraph" style:parent-style-name="Text_20_body">
      <style:text-properties officeooo:rsid="00183444" officeooo:paragraph-rsid="00183444"/>
    </style:style>
    <style:style style:name="P23" style:family="paragraph" style:parent-style-name="Text_20_body">
      <style:text-properties officeooo:rsid="001936cb" officeooo:paragraph-rsid="001936cb"/>
    </style:style>
    <style:style style:name="P24" style:family="paragraph" style:parent-style-name="Text_20_body">
      <style:text-properties officeooo:rsid="001bd12f" officeooo:paragraph-rsid="001bd12f"/>
    </style:style>
    <style:style style:name="P25" style:family="paragraph" style:parent-style-name="Text_20_body">
      <style:text-properties officeooo:rsid="001ef64c" officeooo:paragraph-rsid="001ef64c"/>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style="normal" fo:font-weight="bold" style:font-style-asian="normal" style:font-weight-asian="bold" style:font-style-complex="normal" style:font-weight-complex="bold"/>
    </style:style>
    <style:style style:name="P28" style:family="paragraph" style:parent-style-name="Text_20_body">
      <style:text-properties officeooo:paragraph-rsid="001d2bed"/>
    </style:style>
    <style:style style:name="P29" style:family="paragraph" style:parent-style-name="Text_20_body">
      <style:text-properties officeooo:rsid="00216b0c" officeooo:paragraph-rsid="00216b0c"/>
    </style:style>
    <style:style style:name="P30" style:family="paragraph" style:parent-style-name="Text_20_body">
      <style:text-properties officeooo:rsid="001d2bed" officeooo:paragraph-rsid="001d2bed"/>
    </style:style>
    <style:style style:name="P31" style:family="paragraph" style:parent-style-name="Text_20_body">
      <style:text-properties officeooo:rsid="0025dc0d" officeooo:paragraph-rsid="0025dc0d"/>
    </style:style>
    <style:style style:name="P32" style:family="paragraph" style:parent-style-name="Text_20_body">
      <style:text-properties officeooo:rsid="0026e3a8" officeooo:paragraph-rsid="0026e3a8"/>
    </style:style>
    <style:style style:name="P33" style:family="paragraph" style:parent-style-name="Text_20_body">
      <style:text-properties officeooo:rsid="00274e77" officeooo:paragraph-rsid="00274e77"/>
    </style:style>
    <style:style style:name="P34" style:family="paragraph" style:parent-style-name="Text_20_body">
      <style:text-properties officeooo:rsid="002935d6" officeooo:paragraph-rsid="002935d6"/>
    </style:style>
    <style:style style:name="P35" style:family="paragraph" style:parent-style-name="Text_20_body">
      <style:text-properties officeooo:rsid="002b6586" officeooo:paragraph-rsid="002b6586"/>
    </style:style>
    <style:style style:name="P36" style:family="paragraph" style:parent-style-name="Text_20_body">
      <style:text-properties officeooo:rsid="002d2a5d" officeooo:paragraph-rsid="002d2a5d"/>
    </style:style>
    <style:style style:name="P37" style:family="paragraph" style:parent-style-name="Text_20_body">
      <style:text-properties officeooo:rsid="002ec711" officeooo:paragraph-rsid="002ec711"/>
    </style:style>
    <style:style style:name="P38" style:family="paragraph" style:parent-style-name="Title">
      <style:text-properties officeooo:rsid="000b7895" officeooo:paragraph-rsid="000b7895"/>
    </style:style>
    <style:style style:name="P39" style:family="paragraph" style:parent-style-name="Table_20_Contents">
      <style:text-properties officeooo:rsid="00158961" officeooo:paragraph-rsid="00158961"/>
    </style:style>
    <style:style style:name="P40" style:family="paragraph" style:parent-style-name="Table_20_Contents">
      <style:text-properties officeooo:rsid="00183444" officeooo:paragraph-rsid="00183444"/>
    </style:style>
    <style:style style:name="P41" style:family="paragraph" style:parent-style-name="Table_20_Contents">
      <style:text-properties officeooo:rsid="0019776a" officeooo:paragraph-rsid="0019776a"/>
    </style:style>
    <style:style style:name="P42" style:family="paragraph" style:parent-style-name="Table_20_Contents">
      <style:text-properties officeooo:rsid="0019b992" officeooo:paragraph-rsid="0019b992"/>
    </style:style>
    <style:style style:name="P43" style:family="paragraph" style:parent-style-name="Table_20_Contents">
      <style:text-properties officeooo:rsid="001bd12f" officeooo:paragraph-rsid="001bd12f"/>
    </style:style>
    <style:style style:name="P44" style:family="paragraph" style:parent-style-name="Table_20_Contents">
      <style:text-properties officeooo:rsid="001bd12f" officeooo:paragraph-rsid="00216b0c"/>
    </style:style>
    <style:style style:name="P45" style:family="paragraph" style:parent-style-name="Table_20_Contents">
      <style:text-properties officeooo:rsid="001d2bed" officeooo:paragraph-rsid="001d2bed"/>
    </style:style>
    <style:style style:name="P46" style:family="paragraph" style:parent-style-name="Table_20_Contents">
      <style:text-properties officeooo:rsid="001ef64c" officeooo:paragraph-rsid="001ef64c"/>
    </style:style>
    <style:style style:name="P47" style:family="paragraph" style:parent-style-name="Table_20_Contents">
      <style:text-properties officeooo:rsid="00216b0c" officeooo:paragraph-rsid="00216b0c"/>
    </style:style>
    <style:style style:name="P48" style:family="paragraph" style:parent-style-name="Table_20_Contents">
      <style:text-properties officeooo:rsid="0025dc0d" officeooo:paragraph-rsid="0025dc0d"/>
    </style:style>
    <style:style style:name="P49" style:family="paragraph" style:parent-style-name="Table_20_Contents">
      <style:text-properties style:font-name="Liberation Sans" fo:font-size="10pt" officeooo:rsid="0026e3a8" officeooo:paragraph-rsid="0026e3a8" style:font-name-asian="WenQuanYi Micro Hei" style:font-size-asian="10pt" style:font-name-complex="FreeSans" style:font-size-complex="10pt"/>
    </style:style>
    <style:style style:name="P50" style:family="paragraph" style:parent-style-name="Table_20_Contents">
      <style:text-properties officeooo:rsid="00274e77" officeooo:paragraph-rsid="00274e77"/>
    </style:style>
    <style:style style:name="P51" style:family="paragraph" style:parent-style-name="Table_20_Contents">
      <style:text-properties officeooo:rsid="002935d6" officeooo:paragraph-rsid="002935d6"/>
    </style:style>
    <style:style style:name="P52" style:family="paragraph" style:parent-style-name="Table_20_Contents">
      <style:text-properties officeooo:rsid="002935d6" officeooo:paragraph-rsid="002bd193"/>
    </style:style>
    <style:style style:name="P53" style:family="paragraph" style:parent-style-name="Table_20_Contents">
      <style:text-properties officeooo:rsid="002b6586" officeooo:paragraph-rsid="002b6586"/>
    </style:style>
    <style:style style:name="P54" style:family="paragraph" style:parent-style-name="Table_20_Contents">
      <style:text-properties officeooo:rsid="002ec711" officeooo:paragraph-rsid="002ec711"/>
    </style:style>
    <style:style style:name="P55" style:family="paragraph" style:parent-style-name="Text_20_body">
      <style:paragraph-properties fo:break-before="page"/>
      <style:text-properties officeooo:paragraph-rsid="001d2bed"/>
    </style:style>
    <style:style style:name="P56" style:family="paragraph" style:parent-style-name="Text_20_body">
      <style:paragraph-properties fo:break-before="page"/>
      <style:text-properties officeooo:rsid="0025dc0d" officeooo:paragraph-rsid="0025dc0d"/>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Text_20_body" style:list-style-name="L1">
      <style:text-properties officeooo:rsid="0011c299" officeooo:paragraph-rsid="0011c299"/>
    </style:style>
    <style:style style:name="P61" style:family="paragraph" style:parent-style-name="Text_20_body" style:list-style-name="L2">
      <style:text-properties officeooo:rsid="0011c299" officeooo:paragraph-rsid="0011c299"/>
    </style:style>
    <style:style style:name="P62" style:family="paragraph" style:parent-style-name="Text_20_body" style:list-style-name="L1">
      <style:text-properties officeooo:rsid="00132f0c" officeooo:paragraph-rsid="00132f0c"/>
    </style:style>
    <style:style style:name="P63" style:family="paragraph" style:parent-style-name="Text_20_body" style:list-style-name="L3">
      <style:text-properties fo:font-variant="normal" fo:text-transform="none" fo:color="#000000" style:font-name="Liberation Serif" fo:font-size="12pt" fo:letter-spacing="normal" fo:font-style="normal" fo:font-weight="normal" officeooo:paragraph-rsid="000dc5d3" style:font-size-asian="12pt" style:font-size-complex="12pt"/>
    </style:style>
    <style:style style:name="P64" style:family="paragraph" style:parent-style-name="Heading_20_1">
      <style:text-properties officeooo:rsid="0011c299" officeooo:paragraph-rsid="0011c299"/>
    </style:style>
    <style:style style:name="P65" style:family="paragraph" style:parent-style-name="Heading_20_1">
      <style:text-properties officeooo:rsid="000b7895" officeooo:paragraph-rsid="000b7895"/>
    </style:style>
    <style:style style:name="P66" style:family="paragraph" style:parent-style-name="Heading_20_1">
      <style:text-properties officeooo:rsid="00134fd0" officeooo:paragraph-rsid="00134fd0"/>
    </style:style>
    <style:style style:name="P67" style:family="paragraph" style:parent-style-name="Heading_20_1" style:list-style-name="">
      <style:text-properties officeooo:rsid="00274e77" officeooo:paragraph-rsid="00274e77"/>
    </style:style>
    <style:style style:name="P68" style:family="paragraph" style:parent-style-name="Heading_20_1">
      <style:paragraph-properties fo:break-before="page"/>
      <style:text-properties officeooo:rsid="00274e77" officeooo:paragraph-rsid="00274e77"/>
    </style:style>
    <style:style style:name="P69" style:family="paragraph" style:parent-style-name="Heading_20_2">
      <style:text-properties officeooo:rsid="0015273d" officeooo:paragraph-rsid="0015273d"/>
    </style:style>
    <style:style style:name="P70" style:family="paragraph" style:parent-style-name="Heading_20_2">
      <style:text-properties officeooo:rsid="00158961" officeooo:paragraph-rsid="00158961"/>
    </style:style>
    <style:style style:name="P71" style:family="paragraph" style:parent-style-name="Heading_20_2" style:list-style-name="">
      <style:text-properties officeooo:rsid="001ef64c" officeooo:paragraph-rsid="001ef64c"/>
    </style:style>
    <style:style style:name="P72" style:family="paragraph" style:parent-style-name="Heading_20_2">
      <style:paragraph-properties fo:break-before="page"/>
      <style:text-properties officeooo:rsid="001bd12f" officeooo:paragraph-rsid="001bd12f"/>
    </style:style>
    <style:style style:name="P73" style:family="paragraph" style:parent-style-name="Heading_20_2">
      <style:paragraph-properties fo:break-before="page"/>
      <style:text-properties officeooo:rsid="001ef64c" officeooo:paragraph-rsid="001ef64c"/>
    </style:style>
    <style:style style:name="P74" style:family="paragraph" style:parent-style-name="Heading_20_3">
      <style:text-properties officeooo:rsid="00158961" officeooo:paragraph-rsid="00158961"/>
    </style:style>
    <style:style style:name="P75" style:family="paragraph" style:parent-style-name="Heading_20_3">
      <style:text-properties officeooo:rsid="00183444" officeooo:paragraph-rsid="00183444"/>
    </style:style>
    <style:style style:name="P76" style:family="paragraph" style:parent-style-name="Heading_20_3">
      <style:text-properties officeooo:rsid="001ef64c" officeooo:paragraph-rsid="001ef64c"/>
    </style:style>
    <style:style style:name="P77" style:family="paragraph" style:parent-style-name="Heading_20_3">
      <style:text-properties officeooo:rsid="00274e77" officeooo:paragraph-rsid="00274e77"/>
    </style:style>
    <style:style style:name="T1" style:family="text">
      <style:text-properties fo:font-weight="bold" style:font-weight-asian="bold" style:font-weight-complex="bold"/>
    </style:style>
    <style:style style:name="T2" style:family="text">
      <style:text-properties fo:font-weight="bold" officeooo:rsid="00158961" style:font-weight-asian="bold" style:font-weight-complex="bold"/>
    </style:style>
    <style:style style:name="T3" style:family="text">
      <style:text-properties fo:font-weight="bold" officeooo:rsid="002bd193" style:font-weight-asian="bold" style:font-weight-complex="bold"/>
    </style:style>
    <style:style style:name="T4" style:family="text">
      <style:text-properties fo:font-weight="bold" officeooo:rsid="00274e77"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58961" style:font-weight-asian="normal" style:font-weight-complex="normal"/>
    </style:style>
    <style:style style:name="T7" style:family="text">
      <style:text-properties fo:font-weight="normal" officeooo:rsid="00216b0c" style:font-weight-asian="normal" style:font-weight-complex="normal"/>
    </style:style>
    <style:style style:name="T8" style:family="text">
      <style:text-properties fo:font-weight="normal" officeooo:rsid="00274e77" style:font-weight-asian="normal" style:font-weight-complex="normal"/>
    </style:style>
    <style:style style:name="T9" style:family="text">
      <style:text-properties fo:font-weight="normal" officeooo:rsid="002bd193" style:font-weight-asian="normal" style:font-weight-complex="normal"/>
    </style:style>
    <style:style style:name="T10" style:family="text">
      <style:text-properties fo:font-weight="normal" officeooo:rsid="002dc3f2" style:font-weight-asian="normal" style:font-weight-complex="normal"/>
    </style:style>
    <style:style style:name="T11" style:family="text">
      <style:text-properties fo:font-weight="normal" officeooo:rsid="002ec711" style:font-weight-asian="normal" style:font-weight-complex="normal"/>
    </style:style>
    <style:style style:name="T12" style:family="text">
      <style:text-properties officeooo:rsid="0011c299"/>
    </style:style>
    <style:style style:name="T13" style:family="text">
      <style:text-properties officeooo:rsid="00158961"/>
    </style:style>
    <style:style style:name="T14" style:family="text">
      <style:text-properties officeooo:rsid="002486de"/>
    </style:style>
    <style:style style:name="T15" style:family="text">
      <style:text-properties officeooo:rsid="002935d6"/>
    </style:style>
    <style:style style:name="T16" style:family="text">
      <style:text-properties officeooo:rsid="002b6586"/>
    </style:style>
    <style:style style:name="T17" style:family="text">
      <style:text-properties officeooo:rsid="002c20f2"/>
    </style:style>
    <style:style style:name="T18" style:family="text">
      <style:text-properties officeooo:rsid="002ec711"/>
    </style:style>
    <style:style style:name="T19" style:family="text">
      <style:text-properties officeooo:rsid="0031e9a5"/>
    </style:style>
    <style:style style:name="T20" style:family="text">
      <style:text-properties officeooo:rsid="00359022"/>
    </style:style>
    <style:style style:name="T21" style:family="text">
      <style:text-properties officeooo:rsid="0035a9f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131_1252382565" text:style-name="Index_20_Link" text:visited-style-name="Index_20_Link">About<text:tab/>1</text:a></text:p>
          <text:p text:style-name="P59"><text:a xlink:type="simple" xlink:href="#__RefHeading__133_1252382565" text:style-name="Index_20_Link" text:visited-style-name="Index_20_Link">Credits<text:tab/>1</text:a></text:p>
          <text:p text:style-name="P59"><text:a xlink:type="simple" xlink:href="#__RefHeading__135_1252382565" text:style-name="Index_20_Link" text:visited-style-name="Index_20_Link">License<text:tab/>1</text:a></text:p>
          <text:p text:style-name="P59"><text:a xlink:type="simple" xlink:href="#__RefHeading__107_1252382565" text:style-name="Index_20_Link" text:visited-style-name="Index_20_Link">Preword<text:tab/>2</text:a></text:p>
          <text:p text:style-name="P59"><text:a xlink:type="simple" xlink:href="#__RefHeading__129_1252382565" text:style-name="Index_20_Link" text:visited-style-name="Index_20_Link">Storage<text:tab/>2</text:a></text:p>
          <text:p text:style-name="P59"><text:a xlink:type="simple" xlink:href="#__RefHeading__137_1252382565" text:style-name="Index_20_Link" text:visited-style-name="Index_20_Link">REST API<text:tab/>2</text:a></text:p>
          <text:p text:style-name="P58"><text:a xlink:type="simple" xlink:href="#__RefHeading__105_1252382565" text:style-name="Index_20_Link" text:visited-style-name="Index_20_Link">Get the Secret<text:tab/>2</text:a></text:p>
          <text:p text:style-name="P58"><text:a xlink:type="simple" xlink:href="#__RefHeading__109_1252382565" text:style-name="Index_20_Link" text:visited-style-name="Index_20_Link">Settings<text:tab/>3</text:a></text:p>
          <text:p text:style-name="P57"><text:a xlink:type="simple" xlink:href="#__RefHeading__111_1252382565" text:style-name="Index_20_Link" text:visited-style-name="Index_20_Link">GET METHODE<text:tab/>3</text:a></text:p>
          <text:p text:style-name="P57"><text:a xlink:type="simple" xlink:href="#__RefHeading__126_1252382565" text:style-name="Index_20_Link" text:visited-style-name="Index_20_Link">PUT METHODE<text:tab/>4</text:a></text:p>
          <text:p text:style-name="P58"><text:a xlink:type="simple" xlink:href="#__RefHeading__145_1252382565" text:style-name="Index_20_Link" text:visited-style-name="Index_20_Link">Sections<text:tab/>4</text:a></text:p>
          <text:p text:style-name="P58"><text:a xlink:type="simple" xlink:href="#__RefHeading__147_1252382565" text:style-name="Index_20_Link" text:visited-style-name="Index_20_Link">Section<text:tab/>4</text:a></text:p>
          <text:p text:style-name="P57"><text:a xlink:type="simple" xlink:href="#__RefHeading__149_1252382565" text:style-name="Index_20_Link" text:visited-style-name="Index_20_Link">Size<text:tab/>5</text:a></text:p>
          <text:p text:style-name="P57"><text:a xlink:type="simple" xlink:href="#__RefHeading__154_1252382565" text:style-name="Index_20_Link" text:visited-style-name="Index_20_Link">Retrieve section contents<text:tab/>5</text:a></text:p>
          <text:p text:style-name="P58"><text:a xlink:type="simple" xlink:href="#__RefHeading__156_1252382565" text:style-name="Index_20_Link" text:visited-style-name="Index_20_Link">Subtitles<text:tab/>8</text:a></text:p>
          <text:p text:style-name="P58"><text:a xlink:type="simple" xlink:href="#__RefHeading__158_1252382565" text:style-name="Index_20_Link" text:visited-style-name="Index_20_Link">Subtitle<text:tab/>10</text:a></text:p>
          <text:p text:style-name="P57"><text:a xlink:type="simple" xlink:href="#__RefHeading__160_1252382565" text:style-name="Index_20_Link" text:visited-style-name="Index_20_Link">GET Methode<text:tab/>10</text:a></text:p>
          <text:p text:style-name="P59"><text:a xlink:type="simple" xlink:href="#__RefHeading__587_841205411" text:style-name="Index_20_Link" text:visited-style-name="Index_20_Link">TV-Shows<text:tab/>11</text:a></text:p>
          <text:p text:style-name="P57"><text:a xlink:type="simple" xlink:href="#__RefHeading__589_841205411" text:style-name="Index_20_Link" text:visited-style-name="Index_20_Link">GET Metode<text:tab/>11</text:a></text:p>
        </text:index-body>
      </text:table-of-content>
      <text:p text:style-name="P1"/>
      <text:h text:style-name="P64" text:outline-level="1"><text:bookmark-start text:name="__RefHeading__131_1252382565"/>About<text:bookmark-end text:name="__RefHeading__131_1252382565"/></text:h>
      <text:p text:style-name="P18">This document is for developers developing against the WebTools bundle for Plex.</text:p>
      <text:h text:style-name="P64" text:outline-level="1"><text:bookmark-start text:name="__RefHeading__133_1252382565"/>Credits<text:bookmark-end text:name="__RefHeading__133_1252382565"/></text:h>
      <text:p text:style-name="P18">WebTools.bundle was made by the following Plex community members:</text:p>
      <text:list xml:id="list8035265166054918882" text:style-name="L1">
        <text:list-item>
          <text:p text:style-name="P60">dane22</text:p>
        </text:list-item>
        <text:list-item>
          <text:p text:style-name="P62">Dagalufth</text:p>
        </text:list-item>
      </text:list>
      <text:h text:style-name="P64" text:outline-level="1"><text:bookmark-start text:name="__RefHeading__135_1252382565"/>License<text:bookmark-end text:name="__RefHeading__135_1252382565"/></text:h>
      <text:p text:style-name="P18">The WebTools bundle is provided as is, and everybody is granted the rights to use it as is, both commercial and personal, with the following restrictions:</text:p>
      <text:list xml:id="list4182202021685643645" text:style-name="L2">
        <text:list-item>
          <text:p text:style-name="P61">If any part of this bundle is used any where else, then a reference to this must be made visible <text:soft-page-break/>within a license document</text:p>
        </text:list-item>
        <text:list-item>
          <text:p text:style-name="P61">If any update/improvement is made to the REST API within, then a Pull Request <text:span text:style-name="T1">MUST</text:span><text:span text:style-name="T5"> be made towards the GIT of WebTools.bundle</text:span></text:p>
        </text:list-item>
        <text:list-item>
          <text:p text:style-name="P61"><text:span text:style-name="T5">Any updates to this document. </text:span><text:span text:style-name="T1">MUST</text:span><text:span text:style-name="T5"> be issued as a Pull Request against GIT of WebTools.bundle</text:span></text:p>
        </text:list-item>
        <text:list-item>
          <text:p text:style-name="P61"><text:span text:style-name="T5">The document must </text:span><text:span text:style-name="T1">always</text:span><text:span text:style-name="T5"> remain in odt format, and must always follow the bundle!</text:span></text:p>
        </text:list-item>
      </text:list>
      <text:h text:style-name="P65" text:outline-level="1"><text:bookmark-start text:name="__RefHeading__107_1252382565"/>Preword<text:bookmark-end text:name="__RefHeading__107_1252382565"/></text:h>
      <text:p text:style-name="P14">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7">All settings are stored within Plex, in the framework dict, so if there's a need to start all over, then remember to delete the file named: “<text:span text:style-name="T12">Library/Plex Media Server/Plug-in Support/Data/com.plexapp.plugins.WebTools/Dict”</text:span></text:p>
      <text:h text:style-name="P66" text:outline-level="1"><text:bookmark-start text:name="__RefHeading__137_1252382565"/>REST API<text:bookmark-end text:name="__RefHeading__137_1252382565"/></text:h>
      <text:h text:style-name="Heading_20_2" text:outline-level="2"><text:bookmark-start text:name="__RefHeading__105_1252382565"/>Get the Secret<text:bookmark-end text:name="__RefHeading__105_1252382565"/></text:h>
      <text:p text:style-name="P12">When programming against the WebTools REST API, one must remember to first of all grap the secret, that is used between the frontend and the backend!</text:p>
      <text:p text:style-name="P12">To grap the secret, use a GET against the following URI:</text:p>
      <table:table table:name="Table10" table:style-name="Table10">
        <table:table-column table:style-name="Table10.A"/>
        <table:table-row>
          <table:table-cell table:style-name="Table10.A1" office:value-type="string">
            <text:p text:style-name="P13">/webtools/version</text:p>
          </table:table-cell>
        </table:table-row>
      </table:table>
      <text:p text:style-name="P12"/>
      <text:p text:style-name="P12">Above would return the following:</text:p>
      <table:table table:name="Table11" table:style-name="Table11">
        <table:table-column table:style-name="Table11.A"/>
        <table:table-row>
          <table:table-cell table:style-name="Table11.A1" office:value-type="string">
            <text:p text:style-name="P7">{"version": "0.0.0.16.2862"}</text:p>
          </table:table-cell>
        </table:table-row>
      </table:table>
      <text:p text:style-name="P6"/>
      <text:p text:style-name="P5">To generate the secret, do an MD5 hash of the value, that btw. is based on the following:</text:p>
      <text:p text:style-name="P5">Version of this plugin (Static Variable in __init.py file in the contents directory), followed by a random number between 0 and 10.000, that gets shuffled every time the plugin is restarted.</text:p>
      <text:p text:style-name="P5">After generating the secret, it <text:span text:style-name="T1">must</text:span> be part of the http header for all other calls, defined as:</text:p>
      <text:p text:style-name="P5">Mysecret: &lt;secret&gt;</text:p>
      <text:h text:style-name="Heading_20_2" text:outline-level="2"><text:bookmark-start text:name="__RefHeading__109_1252382565"/><text:soft-page-break/>Settings<text:bookmark-end text:name="__RefHeading__109_1252382565"/></text:h>
      <text:p text:style-name="P14">Valid settings are:</text:p>
      <text:list xml:id="list5770078005072881753" text:style-name="L3">
        <text:list-item>
          <text:p text:style-name="P63">options_only_multiple</text:p>
        </text:list-item>
        <text:list-item>
          <text:p text:style-name="P63">options_hide_empty_subtitles</text:p>
        </text:list-item>
        <text:list-item>
          <text:p text:style-name="P63">options_auto_select_duplicate</text:p>
        </text:list-item>
        <text:list-item>
          <text:p text:style-name="P63">PathToPlexMediaFolder</text:p>
        </text:list-item>
        <text:list-item>
          <text:p text:style-name="P63">items_per_page</text:p>
        </text:list-item>
        <text:list-item>
          <text:p text:style-name="P63">options_hide_local</text:p>
        </text:list-item>
        <text:list-item>
          <text:p text:style-name="P63">options_hide_integrated</text:p>
        </text:list-item>
        <text:list-item>
          <text:p text:style-name="P63">fatal_error</text:p>
        </text:list-item>
      </text:list>
      <text:h text:style-name="Heading_20_3" text:outline-level="3"><text:bookmark-start text:name="__RefHeading__111_1252382565"/>GET METHODE<text:bookmark-end text:name="__RefHeading__111_1252382565"/></text:h>
      <text:p text:style-name="P26"><text:bookmark-start text:name="__RefHeading__113_1252382565"/>Grap all settings<text:bookmark-end text:name="__RefHeading__113_1252382565"/></text:p>
      <text:p text:style-name="P2">To get all settings, issue a GET with an URI like</text:p>
      <table:table table:name="Table6" table:style-name="Table6">
        <table:table-column table:style-name="Table6.A"/>
        <table:table-row>
          <table:table-cell table:style-name="Table6.A1" office:value-type="string">
            <text:p text:style-name="P2"><text:s/>/webtools/settings</text:p>
          </table:table-cell>
        </table:table-row>
      </table:table>
      <text:p text:style-name="P1"/>
      <text:p text:style-name="P1">Above would return something like:</text:p>
      <table:table table:name="Table5" table:style-name="Table5">
        <table:table-column table:style-name="Table5.A"/>
        <table:table-row>
          <table:table-cell table:style-name="Table5.A1" office:value-type="string">
            <text:p text:style-name="P9">{"options_only_multiple": "false", "options_hide_empty_subtitles": "false", "options_auto_select_duplicate": "false", "PathToPlexMediaFolder": "/root/Library/Plex Media Server", "items_per_page": "'27'", "options_hide_local": "false", "options_hide_integrated": "false", "fatal_error": "false"}</text:p>
          </table:table-cell>
        </table:table-row>
      </table:table>
      <text:p text:style-name="P8"/>
      <text:p text:style-name="P27"><text:bookmark-start text:name="__RefHeading__115_1252382565"/>Grap a single setting<text:bookmark-end text:name="__RefHeading__115_1252382565"/></text:p>
      <text:p text:style-name="P1">To grap a single setting, issue a GET with an URI like </text:p>
      <table:table table:name="Table12" table:style-name="Table12">
        <table:table-column table:style-name="Table12.A"/>
        <table:table-row>
          <table:table-cell table:style-name="Table12.A1" office:value-type="string">
            <text:p text:style-name="P3">/webtools/settings/<text:span text:style-name="T1">&lt;setting&gt;</text:span></text:p>
          </table:table-cell>
        </table:table-row>
      </table:table>
      <text:p text:style-name="P1"/>
      <text:p text:style-name="P1">Sample:</text:p>
      <table:table table:name="Table4" table:style-name="Table4">
        <table:table-column table:style-name="Table4.A"/>
        <table:table-row>
          <table:table-cell table:style-name="Table4.A1" office:value-type="string">
            <text:p text:style-name="P16">/webtools/settings/items_per_page</text:p>
          </table:table-cell>
        </table:table-row>
      </table:table>
      <text:p text:style-name="P15"/>
      <text:p text:style-name="P15"><text:soft-page-break/>will return something like:</text:p>
      <table:table table:name="Table3" table:style-name="Table3">
        <table:table-column table:style-name="Table3.A"/>
        <table:table-row>
          <table:table-cell table:style-name="Table3.A1" office:value-type="string">
            <text:p text:style-name="P11">"'27'"</text:p>
          </table:table-cell>
        </table:table-row>
      </table:table>
      <text:p text:style-name="P10"/>
      <text:h text:style-name="Heading_20_3" text:outline-level="3"><text:bookmark-start text:name="__RefHeading__126_1252382565"/>PUT METHODE<text:bookmark-end text:name="__RefHeading__126_1252382565"/></text:h>
      <text:p text:style-name="P20">To update an existing setting, issue a PUT statement like </text:p>
      <table:table table:name="Table7" table:style-name="Table7">
        <table:table-column table:style-name="Table7.A"/>
        <table:table-row>
          <table:table-cell table:style-name="Table7.A1" office:value-type="string">
            <text:p text:style-name="P20">/webtools/settings/<text:span text:style-name="T1">&lt;setting&gt;</text:span>/<text:span text:style-name="T1">&lt;value&gt;</text:span></text:p>
          </table:table-cell>
        </table:table-row>
      </table:table>
      <text:p text:style-name="P20"/>
      <text:h text:style-name="P69" text:outline-level="2"><text:bookmark-start text:name="__RefHeading__145_1252382565"/>Sections<text:bookmark-end text:name="__RefHeading__145_1252382565"/></text:h>
      <text:p text:style-name="P19">To get a list of library sections, issue a GET with an URI like </text:p>
      <text:p text:style-name="P19">Sample:</text:p>
      <table:table table:name="Table2" table:style-name="Table2">
        <table:table-column table:style-name="Table2.A"/>
        <table:table-row>
          <table:table-cell table:style-name="Table2.A1" office:value-type="string">
            <text:p text:style-name="P19">/webtools/sections</text:p>
          </table:table-cell>
        </table:table-row>
      </table:table>
      <text:p text:style-name="P19"/>
      <text:p text:style-name="P19">will return something like:</text:p>
      <table:table table:name="Table1" table:style-name="Table1">
        <table:table-column table:style-name="Table1.A"/>
        <table:table-row>
          <table:table-cell table:style-name="Table1.A1" office:value-type="string">
            <text:p text:style-name="P41">[</text:p>
            <text:p text:style-name="P41"><text:s text:c="4"/>{</text:p>
            <text:p text:style-name="P41"><text:s text:c="8"/>"type": "movie",</text:p>
            <text:p text:style-name="P41"><text:s text:c="8"/>"key": "1",</text:p>
            <text:p text:style-name="P41"><text:s text:c="8"/>"title": "1 April"</text:p>
            <text:p text:style-name="P41"><text:s text:c="4"/>},</text:p>
            <text:p text:style-name="P41"><text:s text:c="4"/>{</text:p>
            <text:p text:style-name="P41"><text:s text:c="8"/>"type": "show",</text:p>
            <text:p text:style-name="P41"><text:s text:c="8"/>"key": "2",</text:p>
            <text:p text:style-name="P41"><text:s text:c="8"/>"title": "New TV Shows"</text:p>
            <text:p text:style-name="P41"><text:s text:c="4"/>}</text:p>
            <text:p text:style-name="P41">]</text:p>
          </table:table-cell>
        </table:table-row>
      </table:table>
      <text:p text:style-name="P19"/>
      <text:h text:style-name="P70" text:outline-level="2"><text:bookmark-start text:name="__RefHeading__147_1252382565"/>Section<text:bookmark-end text:name="__RefHeading__147_1252382565"/></text:h>
      <text:p text:style-name="P21">When working with a section, it's important to grap the contents in small chuncks, in order to not put unneeded stress on the PMS, as well as to make the application more responsive, so the first call to a section should be to grap the amount of medias in it</text:p>
      <text:h text:style-name="P74" text:outline-level="3"><text:bookmark-start text:name="__RefHeading__149_1252382565"/>Size<text:bookmark-end text:name="__RefHeading__149_1252382565"/></text:h>
      <text:p text:style-name="P21">To get the amount of medias in a section, issue a get like this:</text:p>
      <table:table table:name="Table8" table:style-name="Table8">
        <table:table-column table:style-name="Table8.A"/>
        <text:soft-page-break/>
        <table:table-row>
          <table:table-cell table:style-name="Table8.A1" office:value-type="string">
            <text:p text:style-name="Table_20_Contents">/<text:span text:style-name="T13">webtools/section/&lt;</text:span><text:span text:style-name="T2">key of section&gt;</text:span><text:span text:style-name="T6">/size</text:span></text:p>
          </table:table-cell>
        </table:table-row>
      </table:table>
      <text:p text:style-name="P21"/>
      <text:p text:style-name="P21">Above would return something like:</text:p>
      <table:table table:name="Table9" table:style-name="Table9">
        <table:table-column table:style-name="Table9.A"/>
        <table:table-row>
          <table:table-cell table:style-name="Table9.A1" office:value-type="string">
            <text:p text:style-name="P39">"1463"</text:p>
          </table:table-cell>
        </table:table-row>
      </table:table>
      <text:p text:style-name="P21"/>
      <text:h text:style-name="P75" text:outline-level="3"><text:bookmark-start text:name="__RefHeading__154_1252382565"/>Retrieve section contents<text:bookmark-end text:name="__RefHeading__154_1252382565"/></text:h>
      <text:p text:style-name="P22">In order to retrieve the contents from a section, issue a get statement like:</text:p>
      <table:table table:name="Table13" table:style-name="Table13">
        <table:table-column table:style-name="Table13.A"/>
        <table:table-row>
          <table:table-cell table:style-name="Table13.A1" office:value-type="string">
            <text:p text:style-name="P40">/webtools/section/5/<text:span text:style-name="T1">&lt;START-Item&gt;</text:span>/&lt;<text:span text:style-name="T1">Amount of items to retrieve&gt;</text:span></text:p>
          </table:table-cell>
        </table:table-row>
      </table:table>
      <text:p text:style-name="P22"/>
      <text:p text:style-name="P22"/>
      <text:p text:style-name="P23">If you wanted to grap the whole section, then grap the size, and then loop from 0 to size in steps of like 10</text:p>
      <text:p text:style-name="P22">Sample:</text:p>
      <table:table table:name="Table14" table:style-name="Table14">
        <table:table-column table:style-name="Table14.A"/>
        <table:table-row>
          <table:table-cell table:style-name="Table14.A1" office:value-type="string">
            <text:p text:style-name="P40">/webtools/section/5/8/2</text:p>
          </table:table-cell>
        </table:table-row>
      </table:table>
      <text:p text:style-name="P22"/>
      <text:p text:style-name="P22">Above would retrieve 2 items from section 5, starting with item 8 in the section</text:p>
      <table:table table:name="Table15" table:style-name="Table15">
        <table:table-column table:style-name="Table15.A"/>
        <table:table-row>
          <table:table-cell table:style-name="Table15.A1" office:value-type="string">
            <text:p text:style-name="P42">[</text:p>
            <text:p text:style-name="P42"><text:s text:c="4"/>{</text:p>
            <text:p text:style-name="P42"><text:s text:c="8"/>"<text:span text:style-name="T20">key</text:span>": "1248",</text:p>
            <text:p text:style-name="P42"><text:s text:c="8"/>"title": "17 Again"</text:p>
            <text:p text:style-name="P42"><text:s text:c="4"/>},</text:p>
            <text:p text:style-name="P42"><text:s text:c="4"/>{</text:p>
            <text:p text:style-name="P42"><text:s text:c="8"/>"<text:span text:style-name="T20">key</text:span>": "1864",</text:p>
            <text:p text:style-name="P42"><text:s text:c="8"/>"title": "2 Fast 2 Furious"</text:p>
            <text:p text:style-name="P42"><text:s text:c="4"/>}</text:p>
            <text:p text:style-name="P42">]</text:p>
          </table:table-cell>
        </table:table-row>
      </table:table>
      <text:p text:style-name="P22"/>
      <text:p text:style-name="P31"/>
      <text:p text:style-name="P56">If you wants to grap the subtitles along with grapping the items, add a parameter like:</text:p>
      <table:table table:name="Table22" table:style-name="Table22">
        <table:table-column table:style-name="Table22.A"/>
        <table:table-row>
          <table:table-cell table:style-name="Table22.A1" office:value-type="string">
            <text:p text:style-name="P48">/webtools/section/1/0/2/getsubs</text:p>
          </table:table-cell>
        </table:table-row>
      </table:table>
      <text:p text:style-name="P31"/>
      <text:p text:style-name="P31">Above would fetch from section 1 starting with item 0 2 items with subs, and return something like:</text:p>
      <table:table table:name="Table23" table:style-name="Table23">
        <table:table-column table:style-name="Table23.A"/>
        <table:table-row>
          <table:table-cell table:style-name="Table23.A1" office:value-type="string">
            <text:p text:style-name="P49">[</text:p>
            <text:p text:style-name="P49"><text:s text:c="4"/>{</text:p>
            <text:p text:style-name="P49"><text:s text:c="8"/>"<text:span text:style-name="T20">key</text:span>": "20",</text:p>
            <text:p text:style-name="P49"><text:s text:c="8"/>"subtitles": [</text:p>
            <text:p text:style-name="P49"><text:s text:c="12"/>{</text:p>
            <text:p text:style-name="P49"><text:s text:c="16"/>"languageCode": "eng",</text:p>
            <text:p text:style-name="P49"><text:s text:c="16"/>"selected": null,</text:p>
            <text:p text:style-name="P49"><text:s text:c="16"/>"codec": "srt",</text:p>
            <text:p text:style-name="P49"><text:s text:c="16"/>"id": "114",</text:p>
            <text:p text:style-name="P49"><text:s text:c="16"/>"location": "Embedded"</text:p>
            <text:p text:style-name="P49"><text:s text:c="12"/>}, <text:s text:c="34"/></text:p>
            <text:p text:style-name="P49"><text:s text:c="12"/>{</text:p>
            <text:p text:style-name="P49"><text:s text:c="16"/>"languageCode": "dan",</text:p>
            <text:p text:style-name="P49"><text:s text:c="16"/>"selected": "1",</text:p>
            <text:p text:style-name="P49"><text:s text:c="16"/>"codec": "srt",</text:p>
            <text:p text:style-name="P49"><text:s text:c="16"/>"id": "18076",</text:p>
            <text:p text:style-name="P49"><text:s text:c="16"/>"location": "Sidecar"</text:p>
            <text:p text:style-name="P49"><text:s text:c="12"/>},</text:p>
            <text:p text:style-name="P49"><text:s text:c="12"/>{</text:p>
            <text:p text:style-name="P49"><text:s text:c="16"/>"languageCode": "swe",</text:p>
            <text:p text:style-name="P49"><text:s text:c="16"/>"selected": null,</text:p>
            <text:p text:style-name="P49"><text:s text:c="16"/>"codec": "sub",</text:p>
            <text:p text:style-name="P49"><text:s text:c="16"/>"id": "17759",</text:p>
            <text:p text:style-name="P49"><text:s text:c="16"/>"location": "Agent"</text:p>
            <text:p text:style-name="P49"><text:s text:c="12"/>}</text:p>
            <text:p text:style-name="P49"><text:s text:c="8"/>],</text:p>
            <text:p text:style-name="P49"><text:s text:c="8"/>"title": "2001: A Space Odyssey"</text:p>
            <text:p text:style-name="P49"><text:s text:c="4"/>},</text:p>
            <text:p text:style-name="P49"><text:s text:c="4"/>{</text:p>
            <text:p text:style-name="P49"><text:s text:c="8"/>"<text:span text:style-name="T20">key</text:span>": "4",</text:p>
            <text:p text:style-name="P49"><text:s text:c="8"/>"subtitles": [</text:p>
            <text:p text:style-name="P49"><text:s text:c="12"/>{</text:p>
            <text:p text:style-name="P49"><text:s text:c="16"/>"languageCode": "eng",</text:p>
            <text:p text:style-name="P49"><text:s text:c="16"/>"selected": null,</text:p>
            <text:p text:style-name="P49"><text:s text:c="16"/>"codec": "srt",</text:p>
            <text:p text:style-name="P49"><text:s text:c="16"/>"id": "19",</text:p>
            <text:p text:style-name="P49"><text:s text:c="16"/>"location": "Embedded"</text:p>
            <text:p text:style-name="P49"><text:s text:c="12"/>},</text:p>
            <text:p text:style-name="P49"><text:s text:c="12"/>{</text:p>
            <text:p text:style-name="P49"><text:s text:c="16"/>"languageCode": "dan",</text:p>
            <text:p text:style-name="P49"><text:s text:c="16"/>"selected": "1",</text:p>
            <text:p text:style-name="P49"><text:s text:c="16"/>"codec": "srt",</text:p>
            <text:p text:style-name="P49"><text:s text:c="16"/>"id": "18080",</text:p>
            <text:p text:style-name="P49"><text:s text:c="16"/>"location": "Sidecar"</text:p>
            <text:p text:style-name="P49"><text:s text:c="12"/>},</text:p>
            <text:p text:style-name="P49"><text:s text:c="12"/>{</text:p>
            <text:p text:style-name="P49"><text:s text:c="16"/>"languageCode": "dut",</text:p>
            <text:p text:style-name="P49"><text:s text:c="16"/>"selected": null,</text:p>
            <text:p text:style-name="P49"><text:s text:c="16"/>"codec": "srt",</text:p>
            <text:p text:style-name="P49"><text:s text:c="16"/>"id": "17762",</text:p>
            <text:p text:style-name="P49"><text:soft-page-break/><text:s text:c="16"/>"location": "Agent"</text:p>
            <text:p text:style-name="P49"><text:s text:c="12"/>},</text:p>
            <text:p text:style-name="P49"><text:s text:c="12"/>{</text:p>
            <text:p text:style-name="P49"><text:s text:c="16"/>"languageCode": "swe",</text:p>
            <text:p text:style-name="P49"><text:s text:c="16"/>"selected": null,</text:p>
            <text:p text:style-name="P49"><text:s text:c="16"/>"codec": "srt",</text:p>
            <text:p text:style-name="P49"><text:s text:c="16"/>"id": "17763",</text:p>
            <text:p text:style-name="P49"><text:s text:c="16"/>"location": "Agent"</text:p>
            <text:p text:style-name="P49"><text:s text:c="12"/>}</text:p>
            <text:p text:style-name="P49"><text:s text:c="8"/>],</text:p>
            <text:p text:style-name="P49"><text:s text:c="8"/>"title": "2010"</text:p>
            <text:p text:style-name="P49"><text:s text:c="4"/>}</text:p>
            <text:p text:style-name="P49">]</text:p>
          </table:table-cell>
        </table:table-row>
      </table:table>
      <text:p text:style-name="Text_20_body"/>
      <text:p text:style-name="P32">As with above call, there's also an option to add the parameter “/all”, which will add the url to the returned output.</text:p>
      <text:p text:style-name="P32">Do see Subtitles call for further details</text:p>
      <text:p text:style-name="P32"/>
      <text:h text:style-name="P72" text:outline-level="2"><text:bookmark-start text:name="__RefHeading__156_1252382565"/>Subtitles<text:bookmark-end text:name="__RefHeading__156_1252382565"/></text:h>
      <text:p text:style-name="P24">To get a list of subtitles for a media, issue a GET like the following:</text:p>
      <table:table table:name="Table16" table:style-name="Table16">
        <table:table-column table:style-name="Table16.A"/>
        <table:table-row>
          <table:table-cell table:style-name="Table16.A1" office:value-type="string">
            <text:p text:style-name="P43">/webtools/subtitles/<text:span text:style-name="T1">&lt;Media ratingKey&gt;</text:span></text:p>
          </table:table-cell>
        </table:table-row>
      </table:table>
      <text:p text:style-name="P24"/>
      <text:p text:style-name="P24">This would return something like:</text:p>
      <table:table table:name="Table17" table:style-name="Table17">
        <table:table-column table:style-name="Table17.A"/>
        <table:table-row>
          <table:table-cell table:style-name="Table17.A1" office:value-type="string">
            <text:p text:style-name="P45"><text:s text:c="4"/>{</text:p>
            <text:p text:style-name="P45"><text:s text:c="8"/>"languageCode": "dut",</text:p>
            <text:p text:style-name="P45"><text:s text:c="8"/>"selected": null,</text:p>
            <text:p text:style-name="P45"><text:s text:c="8"/>"codec": "srt",</text:p>
            <text:p text:style-name="P45"><text:s text:c="8"/>"<text:span text:style-name="T20">key</text:span>": "120",</text:p>
            <text:p text:style-name="P45"><text:s text:c="8"/>"location": "Embedded"</text:p>
            <text:p text:style-name="P45"><text:s text:c="4"/>},</text:p>
            <text:p text:style-name="P45"><text:s text:c="4"/>{</text:p>
            <text:p text:style-name="P45"><text:s text:c="8"/>"languageCode": "dan",</text:p>
            <text:p text:style-name="P45"><text:s text:c="8"/>"selected": "1",</text:p>
            <text:p text:style-name="P45"><text:s text:c="8"/>"codec": "srt",</text:p>
            <text:p text:style-name="P45"><text:s text:c="8"/>"<text:span text:style-name="T20">key</text:span>": "109",</text:p>
            <text:p text:style-name="P45"><text:s text:c="8"/>"location": "Sidecar"</text:p>
            <text:p text:style-name="P45"><text:s text:c="4"/>},</text:p>
            <text:p text:style-name="P45"><text:s text:c="4"/>{</text:p>
            <text:p text:style-name="P45"><text:s text:c="8"/>"languageCode": "swe",</text:p>
            <text:p text:style-name="P45"><text:s text:c="8"/>"selected": null,</text:p>
            <text:p text:style-name="P45"><text:s text:c="8"/>"codec": "sub",</text:p>
            <text:p text:style-name="P45"><text:s text:c="8"/>"<text:span text:style-name="T20">key</text:span>": "17759",</text:p>
            <text:p text:style-name="P45"><text:s text:c="8"/>"location": "Agent"</text:p>
            <text:p text:style-name="P45"><text:s text:c="4"/>}</text:p>
          </table:table-cell>
        </table:table-row>
      </table:table>
      <text:p text:style-name="P24"/>
      <text:p text:style-name="P30">Location here can be either Embedded, Sidecar or Agent</text:p>
      <text:p text:style-name="P55"/>
      <table:table table:name="Table20" table:style-name="Table20">
        <table:table-column table:style-name="Table20.A"/>
        <table:table-row>
          <table:table-cell table:style-name="Table20.A1" office:value-type="string">
            <text:p text:style-name="P44">/webtools/subtitles/<text:span text:style-name="T1">&lt;Media ratingKey&gt;/</text:span><text:span text:style-name="T7">all</text:span></text:p>
          </table:table-cell>
        </table:table-row>
      </table:table>
      <text:p text:style-name="P28"/>
      <text:p text:style-name="P29">Will return as above, but also show the name of the subtitle file.</text:p>
      <text:p text:style-name="P29">(Note that this req. an additional call towards PMS, <text:span text:style-name="T14">so should be avoided if not needed!</text:span>)</text:p>
      <text:p text:style-name="P29"/>
      <table:table table:name="Table21" table:style-name="Table21">
        <table:table-column table:style-name="Table21.A"/>
        <table:table-row>
          <table:table-cell table:style-name="Table21.A1" office:value-type="string">
            <text:p text:style-name="P47">[</text:p>
            <text:p text:style-name="P47"><text:tab/>{</text:p>
            <text:p text:style-name="P47"><text:tab/><text:tab/>"languageCode": "eng", </text:p>
            <text:p text:style-name="P47"><text:tab/><text:tab/>"url": null, </text:p>
            <text:p text:style-name="P47"><text:tab/><text:tab/>"selected": null, </text:p>
            <text:p text:style-name="P47"><text:tab/><text:tab/>"codec": "srt", </text:p>
            <text:p text:style-name="P47"><text:tab/><text:tab/>"location": "Embedded", </text:p>
            <text:p text:style-name="P47"><text:tab/><text:tab/>"<text:span text:style-name="T20">key</text:span>": "114"</text:p>
            <text:p text:style-name="P47"><text:tab/>},</text:p>
            <text:p text:style-name="P47"><text:s text:c="2"/>{</text:p>
            <text:p text:style-name="P47"><text:tab/><text:tab/>"languageCode": "dan", </text:p>
            <text:p text:style-name="P47"><text:tab/><text:tab/>"url": "file:///share/CACHEDEV1_DATA/video/Nyt/movies/apr/2001 A Space Odyssey (1968)/2001.A.Space.Odyssey.1968.1080p.BluRay.x264-HaB.da.srt", </text:p>
            <text:p text:style-name="P47"><text:tab/><text:tab/>"selected": "1", </text:p>
            <text:p text:style-name="P47"><text:tab/><text:tab/>"codec": "srt", </text:p>
            <text:p text:style-name="P47"><text:tab/><text:tab/>"location": "Sidecar", </text:p>
            <text:p text:style-name="P47"><text:tab/><text:tab/>"<text:span text:style-name="T20">key</text:span>": "18076"</text:p>
            <text:p text:style-name="P47"><text:tab/>}</text:p>
            <text:p text:style-name="P47">]</text:p>
          </table:table-cell>
        </table:table-row>
      </table:table>
      <text:p text:style-name="P29"/>
      <text:h text:style-name="P71" text:outline-level="2"/>
      <text:h text:style-name="P73" text:outline-level="2"><text:bookmark-start text:name="__RefHeading__158_1252382565"/>Subtitle<text:bookmark-end text:name="__RefHeading__158_1252382565"/></text:h>
      <text:h text:style-name="P76" text:outline-level="3"><text:bookmark-start text:name="__RefHeading__160_1252382565"/>GET Methode<text:bookmark-end text:name="__RefHeading__160_1252382565"/></text:h>
      <text:p text:style-name="P25">If you issue a GET with the following URI</text:p>
      <table:table table:name="Table18" table:style-name="Table18">
        <table:table-column table:style-name="Table18.A"/>
        <table:table-row>
          <table:table-cell table:style-name="Table18.A1" office:value-type="string">
            <text:p text:style-name="P46">/webtools/subtitle/<text:span text:style-name="T1">&lt;Media key&gt;</text:span>/<text:span text:style-name="T1">&lt;Subtitle ID&gt;</text:span></text:p>
          </table:table-cell>
        </table:table-row>
      </table:table>
      <text:p text:style-name="P25"/>
      <text:p text:style-name="P25">It'll return something like the following:</text:p>
      <table:table table:name="Table19" table:style-name="Table19">
        <table:table-column table:style-name="Table19.A"/>
        <table:table-row>
          <table:table-cell table:style-name="Table19.A1" office:value-type="string">
            <text:p text:style-name="P46">[</text:p>
            <text:p text:style-name="P46"><text:s text:c="4"/>"1",</text:p>
            <text:p text:style-name="P46"><text:s text:c="4"/>"00:00:31,440 --&gt; 00:00:34,657",</text:p>
            <text:p text:style-name="P46"><text:s text:c="4"/>"- Jeg holder ud.",</text:p>
            <text:p text:style-name="P46"><text:s text:c="4"/>"- Jeg er glad for, du er her.",</text:p>
            <text:p text:style-name="P46"><text:s text:c="4"/>"",</text:p>
            <text:p text:style-name="P46"><text:s text:c="4"/>"2",</text:p>
            <text:p text:style-name="P46"><text:s text:c="4"/>"00:00:34,777 --&gt; 00:00:38,573",</text:p>
            <text:p text:style-name="P46"><text:s text:c="4"/>"Det var meget hårdt.",</text:p>
            <text:p text:style-name="P46"><text:s text:c="4"/>""</text:p>
            <text:p text:style-name="P46">]</text:p>
          </table:table-cell>
        </table:table-row>
      </table:table>
      <text:p text:style-name="P4"/>
      <text:h text:style-name="P67" text:outline-level="1"/>
      <text:h text:style-name="P68" text:outline-level="1"><text:bookmark-start text:name="__RefHeading__587_841205411"/>TV-Shows<text:bookmark-end text:name="__RefHeading__587_841205411"/></text:h>
      <text:h text:style-name="P77" text:outline-level="3"><text:bookmark-start text:name="__RefHeading__589_841205411"/>GET Metode<text:bookmark-end text:name="__RefHeading__589_841205411"/></text:h>
      <text:p text:style-name="P33">If the section getting scanned is a TV-Show section, you can grap all episodes from a show with the following:</text:p>
      <text:p text:style-name="P33">Start by getting the amount of episodes:</text:p>
      <table:table table:name="Table24" table:style-name="Table24">
        <table:table-column table:style-name="Table24.A"/>
        <table:table-row>
          <table:table-cell table:style-name="Table24.A1" office:value-type="string">
            <text:p text:style-name="P50">/webtools/show/<text:span text:style-name="T1">&lt;KEY of Show&gt;</text:span>/size</text:p>
          </table:table-cell>
        </table:table-row>
      </table:table>
      <text:p text:style-name="P33"/>
      <text:p text:style-name="P33"><text:span text:style-name="T15">Getting all </text:span>episodes <text:span text:style-name="T15">for a show </text:span>in small <text:span text:style-name="T19">chunks</text:span>, like you did with the GET call for a section, like</text:p>
      <table:table table:name="Table25" table:style-name="Table25">
        <table:table-column table:style-name="Table25.A"/>
        <table:table-row>
          <table:table-cell table:style-name="Table25.A1" office:value-type="string">
            <text:p text:style-name="P50">/webtools/show/<text:span text:style-name="T1">&lt;KEY of Show&gt;</text:span>/<text:span text:style-name="T1">&lt;Start Episode&gt;/&lt;Amount of episodes&gt;</text:span></text:p>
          </table:table-cell>
        </table:table-row>
      </table:table>
      <text:p text:style-name="P33"/>
      <text:p text:style-name="P33">And if you want to grap subtitles as well, all in one go, do a GET like:</text:p>
      <table:table table:name="Table26" table:style-name="Table26">
        <table:table-column table:style-name="Table26.A"/>
        <table:table-row>
          <table:table-cell table:style-name="Table26.A1" office:value-type="string">
            <text:p text:style-name="P50">/webtools/show/<text:span text:style-name="T1">&lt;KEY of Show&gt;</text:span>/<text:span text:style-name="T1">&lt;Start Episode&gt;/&lt;Amount of episodes&gt;/</text:span><text:span text:style-name="T5">getsubs</text:span></text:p>
          </table:table-cell>
        </table:table-row>
      </table:table>
      <text:p text:style-name="P33"/>
      <text:p text:style-name="P33">Above will return something like:</text:p>
      <table:table table:name="Table27" table:style-name="Table27">
        <table:table-column table:style-name="Table27.A"/>
        <table:table-row>
          <table:table-cell table:style-name="Table27.A1" office:value-type="string">
            <text:p text:style-name="P50">[</text:p>
            <text:p text:style-name="P50"><text:s text:c="4"/>{</text:p>
            <text:p text:style-name="P50"><text:s text:c="8"/>"season": "26",</text:p>
            <text:p text:style-name="P50"><text:s text:c="8"/>"episode": "1",</text:p>
            <text:p text:style-name="P50"><text:s text:c="8"/>"<text:span text:style-name="T20">key</text:span>": "462",</text:p>
            <text:p text:style-name="P50"><text:s text:c="8"/>"subs": [</text:p>
            <text:p text:style-name="P50"><text:s text:c="12"/>{</text:p>
            <text:p text:style-name="P50"><text:s text:c="16"/>"languageCode": "eng",</text:p>
            <text:p text:style-name="P50"><text:s text:c="16"/>"selected": null,</text:p>
            <text:p text:style-name="P50"><text:s text:c="16"/>"codec": "srt",</text:p>
            <text:p text:style-name="P50"><text:s text:c="16"/>"<text:span text:style-name="T20">key</text:span>": "1246",</text:p>
            <text:p text:style-name="P50"><text:s text:c="16"/>"location": "Embedded"</text:p>
            <text:p text:style-name="P50"><text:s text:c="12"/>},</text:p>
            <text:p text:style-name="P50"><text:s text:c="12"/>{</text:p>
            <text:p text:style-name="P50"><text:s text:c="16"/>"languageCode": null,</text:p>
            <text:p text:style-name="P50"><text:s text:c="16"/>"selected": "1",</text:p>
            <text:p text:style-name="P50"><text:s text:c="16"/>"codec": "srt",</text:p>
            <text:p text:style-name="P50"><text:s text:c="16"/>"<text:span text:style-name="T21">key</text:span>": "410",</text:p>
            <text:p text:style-name="P50"><text:s text:c="16"/>"location": "Sidecar"</text:p>
            <text:p text:style-name="P50"><text:s text:c="12"/>}</text:p>
            <text:p text:style-name="P50"><text:s text:c="8"/>],</text:p>
            <text:p text:style-name="P50"><text:s text:c="8"/>"title": "Clown in the Dumps"</text:p>
            <text:p text:style-name="P50"><text:s text:c="4"/>},</text:p>
            <text:p text:style-name="P50"><text:s text:c="4"/>{</text:p>
            <text:p text:style-name="P50"><text:soft-page-break/><text:s text:c="8"/>"season": "26",</text:p>
            <text:p text:style-name="P50"><text:s text:c="8"/>"episode": "2",</text:p>
            <text:p text:style-name="P50"><text:s text:c="8"/>"<text:span text:style-name="T21">key</text:span>": "463",</text:p>
            <text:p text:style-name="P50"><text:s text:c="8"/>"subs": [</text:p>
            <text:p text:style-name="P50"><text:s text:c="12"/>{</text:p>
            <text:p text:style-name="P50"><text:s text:c="16"/>"languageCode": "eng",</text:p>
            <text:p text:style-name="P50"><text:s text:c="16"/>"selected": "1",</text:p>
            <text:p text:style-name="P50"><text:s text:c="16"/>"codec": "srt",</text:p>
            <text:p text:style-name="P50"><text:s text:c="16"/>"<text:span text:style-name="T21">key</text:span>": "1250",</text:p>
            <text:p text:style-name="P50"><text:s text:c="16"/>"location": "Embedded"</text:p>
            <text:p text:style-name="P50"><text:s text:c="12"/>}</text:p>
            <text:p text:style-name="P50"><text:s text:c="8"/>],</text:p>
            <text:p text:style-name="P50"><text:s text:c="8"/>"title": "The Wreck of the Relationship"</text:p>
            <text:p text:style-name="P50"><text:s text:c="4"/>}</text:p>
            <text:p text:style-name="P50">]</text:p>
          </table:table-cell>
        </table:table-row>
      </table:table>
      <text:p text:style-name="P33"/>
      <text:p text:style-name="P34">Getting a list of seasons:</text:p>
      <table:table table:name="Table28" table:style-name="Table28">
        <table:table-column table:style-name="Table28.A"/>
        <table:table-row>
          <table:table-cell table:style-name="Table28.A1" office:value-type="string">
            <text:p text:style-name="P51">/webtools/show/<text:span text:style-name="T1">&lt;KEY of Show&gt;</text:span>/seasons</text:p>
          </table:table-cell>
        </table:table-row>
      </table:table>
      <text:p text:style-name="P34"/>
      <text:p text:style-name="P34">Will return something like:</text:p>
      <table:table table:name="Table29" table:style-name="Table29">
        <table:table-column table:style-name="Table29.A"/>
        <table:table-row>
          <table:table-cell table:style-name="Table29.A1" office:value-type="string">
            <text:p text:style-name="P53">[</text:p>
            <text:p text:style-name="P53"><text:s text:c="4"/>{</text:p>
            <text:p text:style-name="P53"><text:s text:c="8"/>"season": "0",</text:p>
            <text:p text:style-name="P53"><text:s text:c="8"/>"<text:span text:style-name="T21">key</text:span>": "75",</text:p>
            <text:p text:style-name="P53"><text:s text:c="8"/>"size": "2"</text:p>
            <text:p text:style-name="P53"><text:s text:c="4"/>},</text:p>
            <text:p text:style-name="P53"><text:s text:c="4"/>{</text:p>
            <text:p text:style-name="P53"><text:s text:c="8"/>"season": "1",</text:p>
            <text:p text:style-name="P53"><text:s text:c="8"/>"<text:span text:style-name="T21">key</text:span>": "142",</text:p>
            <text:p text:style-name="P53"><text:s text:c="8"/>"size": "7"</text:p>
            <text:p text:style-name="P53"><text:s text:c="4"/>},</text:p>
            <text:p text:style-name="P53"><text:s text:c="4"/>{</text:p>
            <text:p text:style-name="P53"><text:s text:c="8"/>"season": "13",</text:p>
            <text:p text:style-name="P53"><text:s text:c="8"/>"<text:span text:style-name="T21">key</text:span>": "58",</text:p>
            <text:p text:style-name="P53"><text:s text:c="8"/>"size": "17"</text:p>
            <text:p text:style-name="P53"><text:s text:c="4"/>}</text:p>
            <text:p text:style-name="P53">]</text:p>
          </table:table-cell>
        </table:table-row>
      </table:table>
      <text:p text:style-name="P34"/>
      <text:p text:style-name="P34">Where season 0 is specials, <text:span text:style-name="T16">and also returns the amount of episodes within that season</text:span></text:p>
      <text:p text:style-name="P35">Getting a list of episodes within a TV-Show Season is done by doing a GET with an URI like:</text:p>
      <table:table table:name="Table30" table:style-name="Table30">
        <table:table-column table:style-name="Table30.A"/>
        <table:table-row>
          <table:table-cell table:style-name="Table30.A1" office:value-type="string">
            <text:p text:style-name="P52">/webtools/show/<text:span text:style-name="T17">season/</text:span><text:span text:style-name="T1">&lt;KEY of </text:span><text:span text:style-name="T3">season</text:span><text:span text:style-name="T1">&gt;</text:span><text:span text:style-name="T10">[</text:span><text:span text:style-name="T4">/</text:span><text:span text:style-name="T8">getsubs</text:span><text:span text:style-name="T9">]</text:span><text:span text:style-name="T11">[/all]</text:span></text:p>
          </table:table-cell>
        </table:table-row>
      </table:table>
      <text:p text:style-name="P35"/>
      <text:p text:style-name="P35"><text:soft-page-break/></text:p>
      <text:p text:style-name="P36">Above will return the contents of a TV season, and as an option, if the parameter /getsubs is used, also the subtitles from that season. Sadly though....Plex doesn't support start and amount parameters for a season. <text:span text:style-name="T18">If adding the costly parameter /all to the end, file-name of the subs will also be returned</text:span></text:p>
      <text:p text:style-name="P37">And it'll return something like:</text:p>
      <table:table table:name="Table31" table:style-name="Table31">
        <table:table-column table:style-name="Table31.A"/>
        <table:table-row>
          <table:table-cell table:style-name="Table31.A1" office:value-type="string">
            <text:p text:style-name="P54">[</text:p>
            <text:p text:style-name="P54"><text:s text:c="4"/>{</text:p>
            <text:p text:style-name="P54"><text:s text:c="8"/>"episode": "1",</text:p>
            <text:p text:style-name="P54"><text:s text:c="8"/>"<text:span text:style-name="T21">key</text:span>": "368",</text:p>
            <text:p text:style-name="P54"><text:s text:c="8"/>"subs": [</text:p>
            <text:p text:style-name="P54"><text:s text:c="12"/>{</text:p>
            <text:p text:style-name="P54"><text:s text:c="16"/>"languageCode": "dan",</text:p>
            <text:p text:style-name="P54"><text:s text:c="16"/>"url": "file:///share/CACHEDEV1_DATA/video/Nyt/tv-series/The 100/Season 02/The.100.S02E01.720p.HDTV.x264-KILLERS.da.srt",</text:p>
            <text:p text:style-name="P54"><text:s text:c="16"/>"selected": "1",</text:p>
            <text:p text:style-name="P54"><text:s text:c="16"/>"codec": "srt",</text:p>
            <text:p text:style-name="P54"><text:s text:c="16"/>"location": "Sidecar",</text:p>
            <text:p text:style-name="P54"><text:s text:c="16"/>"<text:span text:style-name="T21">key</text:span>": "199"</text:p>
            <text:p text:style-name="P54"><text:s text:c="12"/>},</text:p>
            <text:p text:style-name="P54"><text:s text:c="12"/>{</text:p>
            <text:p text:style-name="P54"><text:s text:c="16"/>"languageCode": "dan",</text:p>
            <text:p text:style-name="P54"><text:s text:c="16"/>"url": "file:///share/CACHEDEV1_DATA/video/Nyt/tv-series/The 100/Season 02/The.100.S02E01.720p.HDTV.x264-KILLERS.da.srt",</text:p>
            <text:p text:style-name="P54"><text:s text:c="16"/>"selected": null,</text:p>
            <text:p text:style-name="P54"><text:s text:c="16"/>"codec": "srt",</text:p>
            <text:p text:style-name="P54"><text:s text:c="16"/>"location": "Sidecar",</text:p>
            <text:p text:style-name="P54"><text:s text:c="16"/>"<text:span text:style-name="T21">key</text:span>": "15358"</text:p>
            <text:p text:style-name="P54"><text:s text:c="12"/>}</text:p>
            <text:p text:style-name="P54"><text:s text:c="8"/>],</text:p>
            <text:p text:style-name="P54"><text:s text:c="8"/>"title": "The 48"</text:p>
            <text:p text:style-name="P54"><text:s text:c="4"/>},</text:p>
            <text:p text:style-name="P54"><text:s/>]</text:p>
          </table:table-cell>
        </table:table-row>
      </table:table>
      <text:p text:style-name="P37"/>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5-06-17T21:36:30.815503434</dc:date>
    <dc:creator>Tommy Mikkelsen</dc:creator>
    <meta:editing-duration>P3DT12H7M31S</meta:editing-duration>
    <meta:editing-cycles>32</meta:editing-cycles>
    <meta:generator>LibreOffice/4.3.7.2$Linux_X86_64 LibreOffice_project/430m0$Build-2</meta:generator>
    <meta:document-statistic meta:table-count="31" meta:image-count="0" meta:object-count="0" meta:page-count="13" meta:paragraph-count="345" meta:word-count="1340" meta:character-count="10716" meta:non-whitespace-character-count="7750"/>
  </office:meta>
</office:document-meta>
</file>